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3pt" fo:font-style="italic" fo:font-weight="normal" style:font-name-asian="Courier" style:font-size-asian="13pt" style:font-style-asian="italic" style:font-weight-asian="normal" style:font-name-complex="Courier" style:font-size-complex="13pt" style:font-style-complex="italic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3pt" style:font-name-asian="Courier" style:font-size-asian="13pt" style:font-name-complex="Courier" style:font-size-complex="13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Palatino" fo:font-size="11pt" style:font-name-asian="Courier" style:font-size-asian="11pt" style:font-name-complex="Courier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Palatino" fo:font-size="11pt" style:font-name-asian="Courier" style:font-size-asian="11pt" style:font-name-complex="Courier" style:font-size-complex="11pt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style:use-window-font-color="true" style:font-name="Palatino" fo:font-size="10pt" style:font-name-asian="Courier" style:font-size-asian="10pt" style:font-name-complex="Courier" style:font-size-complex="10pt"/>
    </style:style>
    <style:style style:name="P7" style:family="paragraph" style:parent-style-name="Frame_20_contents">
      <style:paragraph-properties fo:text-align="center" style:justify-single-word="false" style:text-autospace="none"/>
      <style:text-properties style:use-window-font-color="true" style:font-name="Palatino" fo:font-size="7pt" fo:font-style="normal" fo:font-weight="normal" style:font-name-asian="Courier" style:font-size-asian="7pt" style:font-style-asian="normal" style:font-weight-asian="normal" style:font-name-complex="Courier" style:font-size-complex="7pt" style:font-style-complex="normal" style:font-weight-complex="normal"/>
    </style:style>
    <style:style style:name="P8" style:family="paragraph" style:parent-style-name="Frame_20_contents">
      <style:paragraph-properties fo:text-align="start" style:justify-single-word="false" fo:break-before="page" style:text-autospace="none"/>
      <style:text-properties style:use-window-font-color="true" style:font-name="Palatino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normal"/>
    </style:style>
    <style:style style:name="T3" style:family="text">
      <style:text-properties fo:font-weight="normal"/>
    </style:style>
    <style:style style:name="T4" style:family="text">
      <style:text-properties style:font-style-asian="normal"/>
    </style:style>
    <style:style style:name="T5" style:family="text">
      <style:text-properties style:font-weight-asian="normal"/>
    </style:style>
    <style:style style:name="T6" style:family="text">
      <style:text-properties style:font-style-complex="normal"/>
    </style:style>
    <style:style style:name="T7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2</text:p>
      <text:p text:style-name="P1">Friends and Steps</text:p>
      <text:p text:style-name="P1"/>
      <text:p text:style-name="P3"><text:tab/>Four friends of varying heights all begin snooping around a dilapidated abandoned house. <text:s/>After exploring the main level for a while and not finding anything of interest, Jackson suddenly exclaims “Come look at this.” <text:s/>There, behind the book shelf, was a hidden stairway leading deep into the ground. <text:s/></text:p>
      <text:p text:style-name="P3"/>
      <text:p text:style-name="P3"><text:tab/>Excited by this find, the friends begin to descend the dusty staircase. <text:s/>Because of their different heights, they all naturally take the stairs at a different rate. <text:s/>Jackson goes down two steps at a time, Bruce three steps, Jessica four steps and Katie five steps at a time. <text:s/></text:p>
      <text:p text:style-name="P3"/>
      <text:p text:style-name="P3"><text:tab/>The house's cellar proves to be the perfect place to establish a new club the friends have wanted to create for some time. <text:s/>After exploring the cellar for some length and discussing all the future meetings they will have, the friends begin to leave. <text:s/>Before they leave, Katie notices a curious pattern that occurs on the stairs. <text:s/>The only steps that have footprints from all four of them are the first and last ones. <text:s/>Also, because of the unique way in which they descended the stairs some steps only have one footprint on them. <text:s/></text:p>
      <text:p text:style-name="P3"/>
      <text:p text:style-name="P3"><text:tab/>They decide to use this unique pattern as the basis for a challenge problem to determine if new people are fit for their club which they call Phi. <text:s/>How many steps must the staircase contain? <text:s/>How many steps have exactly one footprint on them?</text:p>
      <text:p text:style-name="P3"/>
      <text:p text:style-name="P3">Solve this and the club membership will be your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Hint: Try figuring out the least common multiple. <text:s/>This will give you the number of steps. <text:s/>From there find the numbers that are divisible by one of the step amounts but not by any other. <text:s/>The mathematical term for this is relatively prime.</text:p>
      <text:p text:style-name="P8">Solution:</text:p>
      <text:p text:style-name="P5">Let's call the top step step 1, and number the steps counting downward. Then Jackson will step on all the even-numbered steps, Bruce will step on all the steps which are numbered with a multiple of three, Jessica on all the multiples of four, and Katie on all the steps that are multiples of 5.</text:p>
      <text:p text:style-name="P4"/>
      <text:p text:style-name="P4">First we will see how many steps there are. <text:s/>Since all four people will step on the last step, the number of the last step must be a multiple of 2, 3, 4, and 5. <text:s/>3*4*5 = 60 is the smallest such number (the least common multiple of 2, 3, 4, and 5), so the last step is number 60.</text:p>
      <text:p text:style-name="P4"/>
      <text:p text:style-name="P4">Now we will count the steps that only Jackson steps on. <text:s/>These will be given by even numbers which are not multiples of 3, 4, or 5. <text:s/>We an write such a number as 2*n with n between 1 and 30, and relatively prime to 30 (so that n is not divisible by 2, 3, or 5). <text:s/>There are 8 numbers below thirty relatively prime to 30, so Jackson steps on eight steps that nobody else steps on. <text:s/>(We could also just </text:p>
      <text:p text:style-name="P4">count which of the even-numbered steps have numbers not divisible by 3, 4, or 5. <text:s/>They are steps 2, 14, 22, 26, 34, 38, 46, 58, and there are 8 of them.)</text:p>
      <text:p text:style-name="P4"/>
      <text:p text:style-name="P4">Now let's count the steps that only Bruce steps on. <text:s/>He steps on multiples of three which are not multiples of 2, 4, or 5. <text:s/>The steps he steps on are given by 3*n where n is between 1 and 20 and n is relatively prime to 20 (so that n is not divisible by 2, 4, or 5). <text:s/>There are 8 such numbers, so he steps on 8 steps that nobody else steps on. (Steps 3, 9, 21, 27, 33, 39, 51, 57).</text:p>
      <text:p text:style-name="P4"/>
      <text:p text:style-name="P4">Every step that Jessica steps on is an even-numbered step that Bruce also steps on, so Jessica steps on 0 steps that nobody else steps on.</text:p>
      <text:p text:style-name="P4"/>
      <text:p text:style-name="P4">Katie steps on steps numbered 5*n with n between 1 and 12, and n relatively prime to 12 (so that n is not divisible by 2, 3, or 4). <text:s/>There are 4 numbers relatively prime <text:s/>to twelve below twelve, so Bruce steps on 4 steps that nobody else steps on.</text:p>
      <text:p text:style-name="P4"/>
      <text:p text:style-name="P4">Thus there are 20 steps that are stepped on by only one person. <text:s/>Notice that we counted the numbers relatively prime to a certain number and less than the number several times. <text:s/>There is a special name for this - it is called the Euler phi function. <text:s/>Basically phi(n) = the number of numbers between 1 and n relatively prime to n. <text:s/>It is a very important function in number theory (and in solving fun number problems like this one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otivation from this problem from mathforum.org. <text:s/>Information on Phi from Dr. Dar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8T14:47:41</meta:creation-date>
    <dc:date>2010-01-18T15:28:06</dc:date>
    <meta:editing-duration>PT00H13M52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2" meta:paragraph-count="18" meta:word-count="774" meta:character-count="4086"/>
  </office:meta>
</office:document-meta>
</file>